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5-03-1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4-03-12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3-03-19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2-03-1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1-03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10-03-2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9-03-3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8-03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7-03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2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200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1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7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6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4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5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4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236113443001</text:p>
          </table:table-cell>
          <table:table-cell office:value-type="string" calcext:value-type="string">
            <text:p>194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